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seccio"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language="ca" fo:country="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4">ANNEXOS</text:p>
      <text:p text:style-name="Heading_20_1">Valoració a posteriori de la fase d'inici (iteration assesment) I1</text:p>
      <text:p text:style-name="Text_20_body">Una <text:span text:style-name="T9">vegada hem acabat</text:span> la primera part del projecte tenim una opinió formada respecte l'assignatura basada en l'experiència i els problemes que ens han anat sorgint.</text:p>
      <text:p text:style-name="Text_20_body">Començarem parlant de l'enunciat del problema que se'ns ha plantejat. La temàtica era prou interessant i donava força joc per a desenvolupar una solució adecuada al tenir molts exemples d'empreses que operen de manera semblant. No obstant pensem <text:s/>que l'enunciat era massa genèric i el client no ajudava a acabar-lo de concretar. Creiem que un enunciat més concret hagués estat millor i que potenciar el diàleg amb el client és una de les coses que s'han de millorar perquè en el món real és ell qui en gran mesura marcarà la forma de treballar i no ens deixarà tantes coses a l'aire.</text:p>
      <text:p text:style-name="Text_20_body">Pel que fa a les classes de teoria que hem tingut en el que portem de curs creiem que són massa genèriques. Se'ns presenten una gran quantitat de transparencies amb molta informació que costa assimilar adecuadament. A més ens agradaria afegir, que tot i que es cert que se'ns proporciona una gran quantitat de documentació, en alguns casos aquesta és tan gran que costa, no només assimilar, si no que molts cops no sabem per on començar. </text:p>
      <text:p text:style-name="Text_20_body">Centrant-nos més en la guia del projecte, creiem que aquesta és una de les eines fonamentals per a la realizació de l'assignatura. Durant tot aquest temps ens hem deixat guiar per la informació que contenia i considerem que és un bon guió per saber quin camí hem de seguir a l'hora d'avançar en el projecte.</text:p>
      <text:p text:style-name="Text_20_body">En contraposició amb les primeres opinions volem destacar que tot i que al principi del projecte vas bastant perdut, no saps exactament que fer ni com plantejar-ho, a poc a poc te'n vas sortint. Això, tot i que en un principi és una mica desesperant creiem que és molt positiu perquè ens ha ajudat a aprendre el procediment de l'assignatura d'una forma auto-didacta.</text:p>
      <text:p text:style-name="Text_20_body">Com a conclusió final, opinem que globalment l'assignatura ens ajuda a consolidar coneixements adquirits en altres assignatures, i que moltes vegades semblen inconnexos. A PESBD s'uneixen tots en el desenvolupament d'un projecte molt més gran del que usualment estem acostumats a veure a classe. Això ens prepara adecuadament pel món laboral, on la nostra tasca serà la realització de projectes, com a mínim, d'aquestes magnitu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0"><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9T21:21:06</dc:date>
    <dc:language>es-ES</dc:language>
    <meta:editing-cycles>46</meta:editing-cycles>
    <meta:editing-duration>PT7H10M19S</meta:editing-duration>
    <meta:user-defined meta:name="Info 1"/>
    <meta:user-defined meta:name="Info 2"/>
    <meta:user-defined meta:name="Info 3"/>
    <meta:user-defined meta:name="Info 4"/>
    <meta:document-statistic meta:table-count="0" meta:image-count="1" meta:object-count="0" meta:page-count="1" meta:paragraph-count="13" meta:word-count="410" meta:character-count="2429"/>
  </office:meta>
</office:document-meta>
</file>